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114" officeooo:paragraph-rsid="00077114"/>
    </style:style>
    <style:style style:name="P2" style:family="paragraph" style:parent-style-name="Standard">
      <style:text-properties officeooo:rsid="000a853d" officeooo:paragraph-rsid="000a85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I intend to use the developer account to carry out a programming course exercise. The exercise consists in checking whether the most frequent Spanish words are also the most frequent in twitter.</text:p>
      <text:p text:style-name="P2">2. I intend to analyze tweets, but I won't retweet, nor tweet or link cntent</text:p>
      <text:p text:style-name="P2">3. No tweeting or retweeting so far</text:p>
      <text:p text:style-name="P2">4. No information will de displayed</text:p>
      <text:p text:style-name="P1"/>
      <text:p text:style-name="P1">I am enrolled in a programming course and we are suppose to use tweepy for a lab project. We are suppose to get the AuthorKeys to work with the AP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09:29:08.603795284</meta:creation-date>
    <meta:editing-duration>PT3M27S</meta:editing-duration>
    <meta:editing-cycles>4</meta:editing-cycles>
    <meta:generator>LibreOffice/4.2.8.2$Linux_X86_64 LibreOffice_project/420m0$Build-2</meta:generator>
    <dc:date>2018-11-26T11:43:17.809279490</dc:date>
    <meta:document-statistic meta:table-count="0" meta:image-count="0" meta:object-count="0" meta:page-count="1" meta:paragraph-count="5" meta:word-count="91" meta:character-count="490" meta:non-whitespace-character-count="404"/>
  </office:meta>
</office:document-meta>
</file>